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22703693028587111" text:style-name="L1">
        <text:list-item>
          <text:p text:style-name="P1">version fin septembre</text:p>
          <text:list>
            <text:list-item>
              <text:p text:style-name="P1">maitriser console (cours linux sdz – de la partie 2 à la fin)</text:p>
            </text:list-item>
            <text:list-item>
              <text:p text:style-name="P1">maitriser github (cours long git sdz)</text:p>
            </text:list-item>
            <text:list-item>
              <text:p text:style-name="P1">réseau TCP/IP sdz (urgent : je suis à la masse)</text:p>
            </text:list-item>
            <text:list-item>
              <text:p text:style-name="P1">latex sdz (court)</text:p>
            </text:list-item>
            <text:list-item>
              <text:p text:style-name="P1">java sdz</text:p>
            </text:list-item>
            <text:list-item>
              <text:p text:style-name="P1">système :</text:p>
              <text:list>
                <text:list-item>
                  <text:p text:style-name="P1">C sdz</text:p>
                </text:list-item>
                <text:list-item>
                  <text:p text:style-name="P1">livre – conseil prof : Rifflet &amp; Yunès – Unix, programmation et communication, dunod</text:p>
                </text:list-item>
              </text:list>
            </text:list-item>
            <text:list-item>
              <text:p text:style-name="P1">(reste : cours fac – algo de graphes + systèmes ?)</text:p>
            </text:list-item>
          </text:list>
        </text:list-item>
        <text:list-item>
          <text:p text:style-name="P1">version 12 novembre</text:p>
          <text:list>
            <text:list-item>
              <text:p text:style-name="P1">juste tout faire le plus vite possible</text:p>
            </text:list-item>
            <text:list-item>
              <text:p text:style-name="P1">à faire</text:p>
              <text:list>
                <text:list-item>
                  <text:p text:style-name="P1">java - objectif : 16</text:p>
                  <text:list>
                    <text:list-item>
                      <text:p text:style-name="P1">cours sdz java : 539 pages pdf (112 apprises reste 427)</text:p>
                    </text:list-item>
                    <text:list-item>
                      <text:p text:style-name="P1">cours sdz UML : environ 80 pages pdf ?</text:p>
                    </text:list-item>
                    <text:list-item>
                      <text:p text:style-name="P1">cours fac : 50 pages ?</text:p>
                    </text:list-item>
                  </text:list>
                </text:list-item>
                <text:list-item>
                  <text:p text:style-name="P1">algo graphe – objectif : 8</text:p>
                  <text:list>
                    <text:list-item>
                      <text:p text:style-name="P1">cours fac : 25 pages ?</text:p>
                    </text:list-item>
                    <text:list-item>
                      <text:p text:style-name="P1">7 algos</text:p>
                    </text:list-item>
                    <text:list-item>
                      <text:p text:style-name="P1">preuves internet : 20 pages ?</text:p>
                    </text:list-item>
                  </text:list>
                </text:list-item>
                <text:list-item>
                  <text:p text:style-name="P1">réseaux – objectif : 16</text:p>
                  <text:list>
                    <text:list-item>
                      <text:p text:style-name="P1">TCP/IP sdz : 142 pages (30 apprises reste 112)</text:p>
                    </text:list-item>
                    <text:list-item>
                      <text:p text:style-name="P1">réseaux fac : 50 diapos je crois</text:p>
                    </text:list-item>
                  </text:list>
                </text:list-item>
                <text:list-item>
                  <text:p text:style-name="P1">TCCP – objectif : 4</text:p>
                  <text:list>
                    <text:list-item>
                      <text:p text:style-name="P1">3 présences (une déjà faite reste 2)</text:p>
                    </text:list-item>
                  </text:list>
                </text:list-item>
                <text:list-item>
                  <text:p text:style-name="P1">systèmes – objectif : 2</text:p>
                  <text:list>
                    <text:list-item>
                      <text:p text:style-name="P1">livre systèmes (1000 pages je crois)</text:p>
                    </text:list-item>
                    <text:list-item>
                      <text:p text:style-name="P1">livre unix (800 pages je crois)</text:p>
                    </text:list-item>
                    <text:list-item>
                      <text:p text:style-name="P1">C (408 pages pdf)</text:p>
                    </text:list-item>
                  </text:list>
                </text:list-item>
                <text:list-item>
                  <text:p text:style-name="P1">TOTAL</text:p>
                  <text:list>
                    <text:list-item>
                      <text:p text:style-name="P1">tout sauf systèmes : 950 pages environ</text:p>
                    </text:list-item>
                    <text:list-item>
                      <text:p text:style-name="P1">tout : 3300 pages environ</text:p>
                    </text:list-item>
                    <text:list-item>
                      <text:p text:style-name="P1">java + réseaux : 850 environ</text:p>
                    </text:list-item>
                    <text:list-item>
                      <text:p text:style-name="P1">tout sauf livres systèmes (mais avec C) : 1300 pages environ</text:p>
                    </text:list-item>
                    <text:list-item>
                      <text:p text:style-name="P1">tout sauf systèmes et java : 250 environ</text:p>
                    </text:list-item>
                    <text:list-item>
                      <text:p text:style-name="P1">pac perso = java sdz + UML sdz + cours fac algo + algos + TCP/IP = 679 pages</text:p>
                    </text:list-item>
                  </text:list>
                </text:list-item>
              </text:list>
            </text:list-item>
            <text:list-item>
              <text:p text:style-name="P1">calculs temps</text:p>
              <text:list>
                <text:list-item>
                  <text:p text:style-name="P1">moyenne sur java : environ 6 pages par heure (on va dire 5)</text:p>
                </text:list-item>
                <text:list-item>
                  <text:p text:style-name="P1">temps libre par jour</text:p>
                  <text:list>
                    <text:list-item>
                      <text:p text:style-name="P1">5-6h / 25-30 pages si activités + sorties (35h / 175 pages)</text:p>
                    </text:list-item>
                    <text:list-item>
                      <text:p text:style-name="P1">8-10h / 40 pages si juste activités (56h / 280 pages)</text:p>
                    </text:list-item>
                    <text:list-item>
                      <text:p text:style-name="P1">13h / 78 pages si rien d'autre (91h / 450 pages par semaine)</text:p>
                    </text:list-item>
                  </text:list>
                </text:list-item>
                <text:list-item>
                  <text:p text:style-name="P1">plan tout sauf systèmes : 190h</text:p>
                  <text:list>
                    <text:list-item>
                      <text:p text:style-name="P1">4h / jour → 48 jours</text:p>
                    </text:list-item>
                    <text:list-item>
                      <text:p text:style-name="P1">5h / jours → 38 jours</text:p>
                    </text:list-item>
                    <text:list-item>
                      <text:p text:style-name="P1">6h / jours → 31 jours</text:p>
                    </text:list-item>
                    <text:list-item>
                      <text:p text:style-name="P1">8h / jours → 23 jours</text:p>
                    </text:list-item>
                    <text:list-item>
                      <text:p text:style-name="P1"><text:soft-page-break/>10h / jours → 19 jours</text:p>
                    </text:list-item>
                  </text:list>
                </text:list-item>
              </text:list>
            </text:list-item>
            <text:list-item>
              <text:p text:style-name="P1">idées plan</text:p>
              <text:list>
                <text:list-item>
                  <text:p text:style-name="P1">plan semaine intensive</text:p>
                  <text:list>
                    <text:list-item>
                      <text:p text:style-name="P1">une semaine java sdz 13h/jour en mode no life</text:p>
                    </text:list-item>
                    <text:list-item>
                      <text:p text:style-name="P1">2h/jour pendant un mois pour le reste et c'est fini</text:p>
                    </text:list-item>
                  </text:list>
                </text:list-item>
                <text:list-item>
                  <text:p text:style-name="P1">plan tout d'un trait 13h / jour pac perso</text:p>
                  <text:list>
                    <text:list-item>
                      <text:p text:style-name="P1">total</text:p>
                      <text:list>
                        <text:list-item>
                          <text:p text:style-name="P1">java sdz + uml sdz + cours fac algo + algos algo + TCP/IP sdz</text:p>
                        </text:list-item>
                        <text:list-item>
                          <text:p text:style-name="P1">427 + 80 + 60 (équivalent) + 112 = 679 pages</text:p>
                        </text:list-item>
                        <text:list-item>
                          <text:p text:style-name="P1">135 heures</text:p>
                        </text:list-item>
                        <text:list-item>
                          <text:p text:style-name="P1">11 jours</text:p>
                        </text:list-item>
                      </text:list>
                    </text:list-item>
                    <text:list-item>
                      <text:p text:style-name="P1">une semaine java (65 diapos par jour)</text:p>
                    </text:list-item>
                    <text:list-item>
                      <text:p text:style-name="P1">4 jours reste</text:p>
                    </text:list-item>
                  </text:list>
                </text:list-item>
                <text:list-item>
                  <text:p text:style-name="P1">plan pac perso 4h15 / jour</text:p>
                  <text:list>
                    <text:list-item>
                      <text:p text:style-name="P1">30 jours</text:p>
                    </text:list-item>
                    <text:list-item>
                      <text:p text:style-name="P1">par jour</text:p>
                      <text:list>
                        <text:list-item>
                          <text:p text:style-name="P1">2h30 java</text:p>
                        </text:list-item>
                        <text:list-item>
                          <text:p text:style-name="P1">30 min UML</text:p>
                        </text:list-item>
                        <text:list-item>
                          <text:p text:style-name="P1">30 min algo</text:p>
                        </text:list-item>
                        <text:list-item>
                          <text:p text:style-name="P1">45 min TCP/IP</text:p>
                        </text:list-item>
                      </text:list>
                    </text:list-item>
                  </text:list>
                </text:list-item>
                <text:list-item>
                  <text:p text:style-name="P1">plan pac perso juste activités</text:p>
                  <text:list>
                    <text:list-item>
                      <text:p text:style-name="P1">approximation : 10h / jour</text:p>
                    </text:list-item>
                    <text:list-item>
                      <text:p text:style-name="P1">2 semaines</text:p>
                    </text:list-item>
                  </text:list>
                </text:list-item>
              </text:list>
            </text:list-item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2T11:49:27</meta:creation-date>
    <meta:generator>OpenOffice/4.0.0$Unix OpenOffice.org_project/400m3$Build-9702</meta:generator>
    <dc:date>2014-11-13T01:58:06</dc:date>
    <dc:creator>yjfjyf jjku</dc:creator>
    <meta:editing-duration>PT1H46M44S</meta:editing-duration>
    <meta:editing-cycles>73</meta:editing-cycles>
    <meta:document-statistic meta:table-count="0" meta:image-count="0" meta:object-count="0" meta:page-count="2" meta:paragraph-count="71" meta:word-count="509" meta:character-count="2125"/>
  </office:meta>
</office:document-meta>
</file>